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9a98b" officeooo:paragraph-rsid="0019a98b"/>
    </style:style>
    <style:style style:name="P3" style:family="paragraph" style:parent-style-name="Standard">
      <style:paragraph-properties fo:break-before="page"/>
      <style:text-properties officeooo:paragraph-rsid="0019a98b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9a98b"/>
    </style:style>
    <style:style style:name="T1" style:family="text">
      <style:text-properties officeooo:rsid="0019a9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99960565" text:style-name="L1">
        <text:list-item>
          <text:p text:style-name="P1">Fornecer ao aluno conhecimento básico de gestão de projeto de ciência de dados, mediante os diversos riscos e desafios inerentes da área, envolvendo as constantes mudanças tecnológicas, e a complexidade dos problemas e projetos.</text:p>
        </text:list-item>
        <text:list-item>
          <text:p text:style-name="P2">O que é gestão de projetos</text:p>
          <text:list>
            <text:list-item>
              <text:p text:style-name="P2">Gestão de Projeto: consiste em uma área da administração de empresas, a qual é responsável por definir os conhecimentos, habilidades e recursos necessários, incluindo custos e tempo, para a realização de um projeto com objetivos específicos.</text:p>
            </text:list-item>
            <text:list-item>
              <text:p text:style-name="P2">Consiste em um conjunto de práticas e competências utilizadas para planejar, executar, monitorar e controlar os projetos de uma organização, independentemente do tamanho ou da complexidade dos mesmos.</text:p>
            </text:list-item>
          </text:list>
        </text:list-item>
        <text:list-item>
          <text:p text:style-name="P2">Precisamos de um planejamento para manter o projeto sob controle</text:p>
        </text:list-item>
        <text:list-item>
          <text:p text:style-name="P2">O que é metodologia CRISP?</text:p>
          <text:list>
            <text:list-item>
              <text:p text:style-name="P2">Cross Industry Standard Process for Data Mining (Processo Padrão da Indústria Transversal para Mineração de Dados)</text:p>
            </text:list-item>
            <text:list-item>
              <text:p text:style-name="P2">transformar os dados em conhecimento para o gerenciamento e para a tomada de decisão.</text:p>
            </text:list-item>
          </text:list>
        </text:list-item>
        <text:list-item>
          <text:p text:style-name="P2">Essa metodologia segue um ciclo de vida de 6 etapas.</text:p>
          <text:list>
            <text:list-item>
              <text:p text:style-name="P2">Entendimento do problema de negócio</text:p>
            </text:list-item>
            <text:list-item>
              <text:p text:style-name="P2">Entendimento dos dados</text:p>
            </text:list-item>
            <text:list-item>
              <text:p text:style-name="P2">Preparação dos dados</text:p>
            </text:list-item>
            <text:list-item>
              <text:p text:style-name="P2">Treinamento (modelagem)</text:p>
            </text:list-item>
            <text:list-item>
              <text:p text:style-name="P2">Avaliação do modelo</text:p>
            </text:list-item>
            <text:list-item>
              <text:p text:style-name="P2">Deployment (modelo em produção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3">Objetivo <text:span text:style-name="T1">da aula</text:span>:<text:line-break/>Fornecer conhecimento básico de gestão de projeto <text:span text:style-name="T1">em</text:span> ciência de dados, abordando <text:span text:style-name="T1">sobre </text:span>os riscos e desafios <text:span text:style-name="T1">da área.</text:span><text:line-break/><text:line-break/>O que é gestão de projetos?<text:line-break/>- Gestão de Projetos envolve definir conhecimentos, habilidades e recursos necessários, <text:span text:style-name="T1">para alcançar objetivos específicos utilizando dados. São </text:span>práticas e <text:span text:style-name="T1">métodos</text:span> para planejar, executar, monitorar e controlar projetos <text:span text:style-name="T1">utilizando dados.</text:span><text:line-break/><text:line-break/><text:span text:style-name="T1">Metofologia CRISP</text:span><text:line-break/>- CRISP <text:span text:style-name="T1">(</text:span>Cross Industry Standard Process for Data Mining<text:span text:style-name="T1">) </text:span><text:line-break/>- Essa metodologia visa transformar dados em conhecimento para gerenciamento e tomada de decisão.</text:p>
      <text:p text:style-name="P4">- <text:span text:style-name="T1">Ela é composta por 6 fases:</text:span><text:line-break/><text:tab/>1. Entendimento do problema de negócio<text:line-break/><text:tab/>2. Entendimento dos dados<text:line-break/><text:tab/>3. Preparação dos dados<text:line-break/><text:tab/>4. Treinamento (modelagem)<text:line-break/><text:tab/>5. Avaliação do modelo<text:line-break/><text:tab/>6. Deployment (modelo em produçã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18:13:26.606000000</meta:creation-date>
    <dc:date>2024-04-16T08:26:06.128000000</dc:date>
    <meta:editing-duration>P1DT14H12M39S</meta:editing-duration>
    <meta:editing-cycles>1</meta:editing-cycles>
    <meta:document-statistic meta:table-count="0" meta:image-count="0" meta:object-count="0" meta:page-count="2" meta:paragraph-count="17" meta:word-count="310" meta:character-count="1988" meta:non-whitespace-character-count="1701"/>
    <meta:generator>LibreOffice/7.5.4.2$Windows_X86_64 LibreOffice_project/36ccfdc35048b057fd9854c757a8b67ec53977b6</meta:generator>
  </office:meta>
</office:document-meta>
</file>